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Courier New3"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1333in" table:align="left"/>
    </style:style>
    <style:style style:name="Table1.A" style:family="table-column">
      <style:table-column-properties style:column-width="0.4486in"/>
    </style:style>
    <style:style style:name="Table1.B" style:family="table-column">
      <style:table-column-properties style:column-width="0.0549in"/>
    </style:style>
    <style:style style:name="Table1.C" style:family="table-column">
      <style:table-column-properties style:column-width="0.6444in"/>
    </style:style>
    <style:style style:name="Table1.E" style:family="table-column">
      <style:table-column-properties style:column-width="2.0917in"/>
    </style:style>
    <style:style style:name="Table1.I" style:family="table-column">
      <style:table-column-properties style:column-width="3.6375in"/>
    </style:style>
    <style:style style:name="Table1.1" style:family="table-row">
      <style:table-row-properties fo:background-color="#e0edff">
        <style:background-image/>
      </style:table-row-properties>
    </style:style>
    <style:style style:name="Table1.A1" style:family="table-cell">
      <style:table-cell-properties style:vertical-align="middle" fo:padding="0.0194in" fo:border="none"/>
    </style:style>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Standard">
      <style:paragraph-properties fo:margin-top="0in" fo:margin-bottom="0in"/>
      <style:text-properties fo:font-size="2pt" style:font-size-asian="2pt" style:font-size-complex="2pt"/>
    </style:style>
    <style:style style:name="P4" style:family="paragraph" style:parent-style-name="Table_20_Contents">
      <style:text-properties fo:color="#008000"/>
    </style:style>
    <style:style style:name="P5" style:family="paragraph" style:parent-style-name="Table_20_Contents">
      <style:text-properties fo:color="#808000"/>
    </style:style>
    <style:style style:name="P6" style:family="paragraph" style:parent-style-name="Text_20_body" style:list-style-name="L1">
      <style:paragraph-properties fo:margin-top="0in" fo:margin-bottom="0in"/>
    </style:style>
    <style:style style:name="P7" style:family="paragraph" style:parent-style-name="Text_20_body" style:list-style-name="L1"/>
    <style:style style:name="T1" style:family="text">
      <style:text-properties style:font-weight-asian="bold"/>
    </style:style>
    <style:style style:name="T2" style:family="text">
      <style:text-properties fo:color="#990033"/>
    </style:style>
    <style:style style:name="T3" style:family="text">
      <style:text-properties fo:font-weight="bold"/>
    </style:style>
    <style:style style:name="Sect1"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有所写，有所不写</text:h>
      <text:section text:style-name="Sect1" text:name="main">
        <text:p text:style-name="P2">一位从前的同事到了IT时代周刊（<text:a xlink:type="simple" xlink:href="http://www.ittime.com.cn/" office:target-frame-name="_blank" xlink:show="new">http://www.ittime.com.cn/</text:a>），一家针对IT企业中高层管理者和企业、政府IT负责人的杂志。今天MSN上遇到，向我约稿，本能地拒绝。我不愿意给这些人写文章，我不喜欢这些读者。</text:p>
        <text:p text:style-name="P2"> </text:p>
        <text:p text:style-name="P2">细想之下，明白了这种本能的反感源自何处。我要讲的一切，譬如程序员的价值，譬如程序员的文化，譬如充分发挥程序员的天赋，他们全都懂，懂得比 我还要清楚得多。正是因为他们全都懂，所以他们更恐惧，恐惧程序员以一种他们全然无法理解的方式掌握整个系统，恐惧程序员价值的提升和自我认识使他们高高 在上的基础化为乌有。因为恐惧，所以他们要不断地制造FUD，譬如人件，譬如软件蓝领，莫不如是。我再写什么，也不过是为他们徒增笑料而已。</text:p>
        <text:p text:style-name="P2"> </text:p>
        <text:p text:style-name="P2">作为一个写作者，我无法挑选我的读者，但我至少有权利不写。如果要写，我就要选择最geeky的场合，用最geeky的方式，天然地将那些不可能达成共识的人从我的读者群中排斥出去。文化的第一要务是构建语词的藩篱，我们首先就来做这件事。</text:p>
        <text:p text:style-name="P2">2004年03月15日, 星期一 17:20 (83789)</text:p>
      </text:section>
      <text:section text:style-name="Sect1" text:name="Section1">
        <text:h text:style-name="P1" text:outline-level="1" text:is-list-header="true"><text:bookmark text:name="main"/>程序员的觉醒??第14届Jolt奖获奖产品点评</text:h>
        <text:p text:style-name="P2"><text:a xlink:type="simple" xlink:href="http://www.csdn.net/news/newstopic/15/15296.shtml" office:target-frame-name="_blank" xlink:show="new">http://www.csdn.net/news/newstopic/15/15296.shtml</text:a></text:p>
        <text:p text:style-name="P2"> </text:p>
        <text:p text:style-name="P2">应IBM developerWorks（<text:a xlink:type="simple" xlink:href="http://www-900.ibm.com/developerworks/cn" office:target-frame-name="_blank" xlink:show="new">http://www-900.ibm.com/developerworks/cn</text:a>）的Sunny姐姐之邀写的稿子，所以多了几句吹捧。而且时间忒仓促，一个晚上急就章的作品，显得有点激越有余内蕴不足。不过作为网上的东西，少些周密多些参与的余地或许更适合。</text:p>
        <text:p text:style-name="P2">2004年04月15日, 星期四 13:31 (117263)</text:p>
      </text:section>
      <text:section text:style-name="Sect1" text:name="Section2">
        <text:h text:style-name="P1" text:outline-level="1" text:is-list-header="true"><text:bookmark text:name="main1"/>ThoughtWorks的核心价值</text:h>
        <text:p text:style-name="Text_20_body">合理利用出色的员工 <text:span text:style-name="T1">优于</text:span> 充分发挥普通员工的潜力<text:line-break/>多变的职业生涯 <text:span text:style-name="T1">优于</text:span> 固定的职业角色<text:line-break/>创造业务价值 <text:span text:style-name="T1">优于</text:span> 前沿研究<text:line-break/>学习新技术 <text:span text:style-name="T1">优于</text:span> 掌握成熟技术<text:line-break/>解决难题 <text:span text:style-name="T1">优于</text:span> 提高市场份额<text:line-break/>从失败中汲取教训 <text:span text:style-name="T1">优于</text:span> 规避风险<text:line-break/>向客户交付产品 <text:span text:style-name="T1">优于</text:span> 逐步获得成效<text:line-break/><text:line-break/>明显是敏捷宣言的风格。令人艳羡。</text:p>
        <text:p text:style-name="P2">2005年05月17日, 星期二 10:13 (696591)</text:p>
      </text:section>
      <text:section text:style-name="Sect1" text:name="Section3">
        <text:h text:style-name="P1" text:outline-level="1" text:is-list-header="true"><text:bookmark text:name="main2"/>理想主义</text:h>
        <text:p text:style-name="P2"><text:a xlink:type="simple" xlink:href="http://www.thoughtworks.com/">ThoughtWorks</text:a>是一家什么样的公司呢？有这么一个故事，说某次技术大会上，两位先生在茶歇时聊天，喝着咖啡就谈到了OO，相谈甚欢。谈完了互相换名片时，其中一位发现另一位来自ThoughtWorks，顿时懊恼不已：“我竟然跟<text:a xlink:type="simple" xlink:href="http://www.martinfowler.com/">Martin Fowler</text:a>的同事讲OO，这简直是木匠门前玩斧头、大江边上卖水呀。”<text:line-break/><text:line-break/>Martin Fowler说，ThoughtWorks与其说是一家公司，毋宁说是一个<text:a xlink:type="simple" xlink:href="http://martinfowler.com/bliki/RoysSocialExperiment.html">思想实验</text:a>： 别人说办公司不能全用优秀的人才；别人说再出色的人也得向社会妥协；别人说优秀的人必须得由普通的人来管理；别人说企业文化都是扯淡商业模式才最要紧；别 人说为理想工作行不通……Roy Singham和Martin Fowler偏不信这邪。于是有了ThoughtWorks，于是有了前面的那个故事。<text:line-break/><text:line-break/>既然左右都是活着，既然左右都是工作，既然这世界已经如此残酷，何必还要连自己的一点点理想主义都抹杀掉？为了理想而工作，世界原来如此美丽。</text:p>
        <text:p text:style-name="P2">2005年05月9日, 星期一 10:06 (680053)</text:p>
      </text:section>
      <text:section text:style-name="Sect1" text:name="Section4">
        <text:h text:style-name="P1" text:outline-level="1" text:is-list-header="true"><text:bookmark text:name="main3"/>听Martin Fowler布道，激动万分</text:h>
        <text:p text:style-name="P3"><text:bookmark text:name="BodyTable"/></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E"/>
          <table:table-column table:style-name="Table1.B"/>
          <table:table-column table:style-name="Table1.I"/>
          <table:table-row table:style-name="Table1.1">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39:18</text:p>
            </table:table-cell>
            <table:table-cell table:style-name="Table1.A1" office:value-type="string">
              <text:p text:style-name="Table_20_Contents"/>
            </table:table-cell>
            <table:table-cell table:style-name="Table1.A1" office:value-type="string">
              <text:p text:style-name="Table_20_Contents">透明——我去见Martin Fowler了，有事打我手机</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我回来了</text:p>
            </table:table-cell>
          </table:table-row>
          <table:table-row table:style-name="Table1.1">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40:03</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看我的名字</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5:17</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P5">:Dhere am i</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5:24</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终于上来了</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5:50</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听他讲这些，真是大快人心</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6:04</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比sid讲的要有魄力得多，布道家就是不一样</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6:40</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P5">enen，看他的照片就很有感染力</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7:09</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那个院长就说，你讲什么都变化，那么这些人怎么在变化里面能保持自己有价值，不会过几年就被淘汰</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martin说得特别到位</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7:23</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P5">呵呵 然后呢</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7:47</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人之所以有价值就是他会跟着世界一起变化，他可以做到拥抱变化，他可以一直不挺地学习</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8:09</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达到一个地方以后就停住不学习，不变化的人，当然就没有价值</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8:11</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P5">true</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8:28</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这是软件学院这种机构所无法接受的事实</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8:53</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P5">观念上有差别</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6:59:31</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他们总是想划一条线，线上的做这个，线下的做那个，做什么工作也都是度量的。酱紫做事的就不重要，管理的才重要</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7:00:08</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P4">martin真的是彻底颠覆了这种想法。人是最重要的，技术是最重要的。那些人脸色都变了。第一次在记者会见到这样的情景。爽亚。</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7:00:26</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P5">嗯 这回他们比较惨了</text:p>
            </table:table-cell>
          </table:table-row>
          <table:table-row>
            <table:table-cell table:style-name="Table1.A1" office:value-type="string">
              <text:p text:style-name="Table_20_Contents">2005-6-2</text:p>
            </table:table-cell>
            <table:table-cell table:style-name="Table1.A1" office:value-type="string">
              <text:p text:style-name="Table_20_Contents"/>
            </table:table-cell>
            <table:table-cell table:style-name="Table1.A1" office:value-type="string">
              <text:p text:style-name="Table_20_Contents">17:00:48</text:p>
            </table:table-cell>
            <table:table-cell table:style-name="Table1.A1" office:value-type="string">
              <text:p text:style-name="Table_20_Contents"/>
            </table:table-cell>
            <table:table-cell table:style-name="Table1.A1" office:value-type="string">
              <text:p text:style-name="Table_20_Contents">Windy(慢速优质生活，在上海，很happpy)</text:p>
            </table:table-cell>
            <table:table-cell table:style-name="Table1.A1" office:value-type="string">
              <text:p text:style-name="Table_20_Contents"/>
            </table:table-cell>
            <table:table-cell table:style-name="Table1.A1" office:value-type="string">
              <text:p text:style-name="Table_20_Contents">透明——亲眼见到Martin Fowler在主流媒体面前宣讲敏捷，激动到热泪盈眶</text:p>
            </table:table-cell>
            <table:table-cell table:style-name="Table1.A1" office:value-type="string">
              <text:p text:style-name="Table_20_Contents"/>
            </table:table-cell>
            <table:table-cell table:style-name="Table1.A1" office:value-type="string">
              <text:p text:style-name="P5">fowler兄也够分量</text:p>
            </table:table-cell>
          </table:table-row>
        </table:table>
        <text:p text:style-name="P2">2005年06月2日, 星期四 17:07 (731965)</text:p>
      </text:section>
      <text:section text:style-name="Sect1" text:name="Section5">
        <text:h text:style-name="P1" text:outline-level="1" text:is-list-header="true"><text:bookmark text:name="main4"/>激动到不能行，记之以备忘</text:h>
        <text:p text:style-name="Text_20_body">被MF触发的灵感，记下来省得忘了</text:p>
        <text:list text:style-name="L1">
          <text:list-item>
            <text:p text:style-name="P6">为什么需要敏捷，如何能够做到敏捷</text:p>
          </text:list-item>
          <text:list-item>
            <text:p text:style-name="P6">“牛仔式开发”的迷思：敏捷方法是真正规范、严格的方法，传统软件工程方法不是</text:p>
          </text:list-item>
          <text:list-item>
            <text:p text:style-name="P6">“手工作坊”的迷思：企业应用的工程化、自动化程度不是太低，而是太高，高到人的作用是决定性的</text:p>
          </text:list-item>
          <text:list-item>
            <text:p text:style-name="P7">学校能够教什么：人的价值不在于一堆吃不完的奶酪，而是在于会不断找到新的奶酪</text:p>
          </text:list-item>
        </text:list>
        <text:p text:style-name="P2">2005年06月2日, 星期四 17:45 (732034)</text:p>
      </text:section>
      <text:section text:style-name="Sect1" text:name="Section6">
        <text:h text:style-name="P1" text:outline-level="1" text:is-list-header="true"><text:bookmark text:name="main5"/>灰领</text:h>
        <text:p text:style-name="P2">Microsoft SPBC大会上，刚做完主题演讲，中国大饭店的无线网络还真不错。<text:line-break/><text:line-break/>Microsoft中国的一个副总致开幕词的时候，说现在的学生是“白领的心蓝领的命”，还说给这些“白领的环境做蓝领的工作”起了名字叫做“灰领”。偶今天穿的恰好是一件灰色的衬衣，一听这话，郁闷亚~~~ </text:p>
        <text:p text:style-name="P2">2005年11月30日, 星期三 10:20 (1077044)</text:p>
      </text:section>
      <text:section text:style-name="Sect1" text:name="Section7">
        <text:h text:style-name="P1" text:outline-level="1" text:is-list-header="true"><text:bookmark text:name="main6"/>工作 vs. 业余（再次想起麦克卢汉）</text:h>
        <text:p text:style-name="P2">CSDN新闻：<text:a xlink:type="simple" xlink:href="http://news.csdn.net/news/newstopic/28/28524.shtml">Google是如何运做的？</text:a><text:line-break/><text:line-break/>我很喜欢这句话：<text:line-break/><text:line-break/><text:span text:style-name="T2">无数人的人生，除了睡眠之外，多半都花在了“工作时间”上，度过大块令人厌烦的“工作时间”，正是为了那一小部分令人快乐的“业余时间”，而最令人尴尬的是，那大块的“工作时间”中，又有相当一部分被挥霍掉了，没产生任何价值——这种人生，实在是糟糕透了。</text:span><text:line-break/><text:line-break/>正如今天跟Glacier说的，这就是资本主义社会对劳动者的异化亚~~万恶的资本主义亚~~</text:p>
        <text:p text:style-name="P2">2005年11月4日, 星期五 18:26 (1037854)</text:p>
      </text:section>
      <text:section text:style-name="Sect1" text:name="Section8">
        <text:h text:style-name="P1" text:outline-level="1" text:is-list-header="true"><text:bookmark text:name="main7"/>海滩上的思想者</text:h>
        <text:p text:style-name="P2">介绍<text:span text:style-name="T3">Thought</text:span>Works没有项目时的生活。原文发表于《程序员》2006年1月号。贴在CSDN Blog上了，请看下列地址：<text:a xlink:type="simple" xlink:href="http://blog.csdn.net/gigix/archive/2006/01/14/579147.aspx">http://blog.csdn.net/gigix/archive/2006/01/14/579147.aspx</text:a> </text:p>
        <text:p text:style-name="P2">2006年01月14日, 星期六 13:04 (1115272)</text:p>
      </text:section>
      <text:section text:style-name="Sect1" text:name="Section9">
        <text:h text:style-name="P1" text:outline-level="1" text:is-list-header="true"><text:bookmark text:name="main8"/>其实，大家都一样……</text:h>
        <text:p text:style-name="P2"><text:span text:style-name="T1">《圈套玄机》后记：“做销售，当不成老总怎么办？”</text:span><text:line-break/><text:line-break/>中 国有现代意义上的销售职业，和中国有现代意义上的市场经济的年头是一样的，不过才十几、二十年，与此前计划经济时期的跑供销的、改革开放之初的个体户们和 真正的市场经济下的专业销售大军是有很大区别的。所以说，销售作为一个专业化的职业门类，其实在中国形成和发展的时间并不长，这也就不奇怪在中国看到的销 售人员大多很年轻，因为包括我在内的其实都属于这第一代，不算老古董。<text:line-break/><text:line-break/>在我刚进外企的时候，就注意到了中国的从业人员远比北美、欧洲的从 业人员年轻，在我曾供职过的四家外企里，每当销售人员一起开会的时候，中国区的销售人员最年轻；每当地区总经理开会的时候，我这个中国区的代表的岁数最年 轻，就是因为我们这些人是中国市场经济下的第一代人，而在国外已经是若干代人了，老中青在一个团队中都看得到。所以就会有这种问题，年轻的时候做销售，岁 数大了还做销售吗？哪能都当总经理、都自己创业当老板？<text:line-break/><text:line-break/>销售是一个专业化的职业，而不是一个职务，更不是一种层级，就像医生，医生是可以 做一辈子的，不是当不了医院院长、当不了主任医师这医生就做不下去了；就像工程师，不是当不了总工程师这工程师就做不下去了。中国这么多年的文化传统造成 我们中国人的“官本位”思想是根深蒂固的，很多人的人生目标就是要做“人上人”，就是要管人，对职业生涯的期望也是把能否在职务和层级上提高看得最重。比 如销售人员常想，做了四、五年销售，怎么还不能当经理，还不能“管人”，就怀疑是否做到头了，就疑惑今后怎么办；做了几年销售经理，带一个小型的销售团队 干了一段时间，就考虑怎么还没有被提拔为销售总监的机会，也怀疑这样还能继续干多久。<text:line-break/><text:line-break/>其实，我本人就是这样一个例子，几次跳槽也都有这个 原因，我是用七年的时间从销售行当里的学徒工做到外企在中国区的总经理的，但是十多年这样走过来以后再反思，觉得这样的思路是狭隘的、也是浮躁的。如果所 有从事销售职业的人都这么想、这么做，每个人都会非常浮躁，这个行业就会非常浮躁。销售人员如果完不成业绩，做不好销售，就像医生看病水平不行、工程师做 设计水平不行一样，恐怕是要被淘汰的，但是现在很多销售人员觉得如果当不成经理、提不了总监，就要被淘汰，就想自己转行，这就是一种误区了。<text:line-break/><text:line-break/>销 售不是青春饭，不要觉得怎么三、四十岁了还做销售多没出息啊。我在外企的时候碰到过国外的不少老牌销售，四五十岁了，在公司的行政级别上仍然是最底层的销 售人员，手下一个兵也没有，但是公司上下和客户都对他们很尊重，因为他们具有丰富的经验和专长，收入很高，超过他们上几级的经理和总监的年薪和奖金，因为 他们掌握着公司最重要的大客户，他们凭借经验、能力和人脉能够不断为公司带来大生意。我和他们聊过，他们不愿意“当官”、“从政”，都对自己的状况很满 意，他们的日子其实的确令人羡慕。<text:line-break/><text:line-break/>中国现在还没有这种现象，因为中国还在初级阶段，缺乏人才的积累，缺兵更缺将。各家公司都缺销售员，更 缺优秀的销售员，更缺有管理能力的优秀的销售员，所以只要你做出一些业绩，老板就会想这个人是不是可以带其他人一起把销售做好，因此有些不错的销售员虽然 并没有出色的管理能力和敏锐的政治嗅觉，也被推上了领导岗位。很多销售人员，包括当年的我，也把升官看得比发财更重要，因为升了官待遇就一定比下级高，而 这一点日后一定会有所改变，有专长的人可能比职务高的人挣更多的钱。<text:line-break/><text:line-break/>随着市场经济的发展，随着销售从业人员队伍的壮大、发展和素质的提 升，随着公司管理水平的提升，销售人员的职业道路会更广阔，大家可以根据自己的特点和定位有更多的选择。乐于当官，有政治抱负和素质的人，可以从销售走向 管理的道路；对公司内部的政治纷争不感兴趣、厌倦琐碎的行政管理事务，而乐于和客户打交道的人，凭借自己的经验、素质和人脉，不断赢得销售业绩，可以一直 当一个销售高手，照样可以名利双收；如果在一个行业积累了丰富的经验，从销售人员转为专家型的咨询顾问，也可以在市场上找到令自己满意的一席之地；当然， 自己当老板创业，也是销售人员的一个选择。 </text:p>
        <text:p text:style-name="P2">2006年05月29日, 星期一 10:34 (1188562)</text:p>
      </text:section>
      <text:section text:style-name="Sect1" text:name="Section10">
        <text:h text:style-name="P1" text:outline-level="1" text:is-list-header="true"><text:bookmark text:name="main9"/>深刻的问题，现成的答案</text:h>
        <text:p text:style-name="P2">为什么 <text:a xlink:type="simple" xlink:href="http://blog.csdn.net/cunruizhai/archive/2006/08/17/1079226.aspx">http://blog.csdn.net/cunruizhai/archive/2006/08/17/1079226.aspx</text:a><text:line-break/>因为 <text:a xlink:type="simple" xlink:href="http://ozzzzzz.blogspot.com/2006/08/blog-post_18.html">http://ozzzzzz.blogspot.com/2006/08/blog-post_18.html</text:a></text:p>
        <text:p text:style-name="P2">2006年08月18日, 星期五 18:52 (121846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Courier New3"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44:17</dc:date>
    <dc:language>en-US</dc:language>
    <meta:editing-cycles>2</meta:editing-cycles>
    <meta:editing-duration>PT16S</meta:editing-duration>
    <meta:user-defined meta:name="Info 1"/>
    <meta:user-defined meta:name="Info 2"/>
    <meta:user-defined meta:name="Info 3"/>
    <meta:user-defined meta:name="Info 4"/>
    <meta:document-statistic meta:table-count="1" meta:image-count="0" meta:object-count="0" meta:page-count="13" meta:paragraph-count="137" meta:word-count="876" meta:character-count="5984"/>
  </office:meta>
</office:document-meta>
</file>